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SOCD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Исполняемый объектный код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Исполняемый объектный код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КТ-178В/DO-178C п.11.12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 92 12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34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